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text:p text:style-name="P1"/>
      <text:p text:style-name="P1">•••</text:p>
      <text:p text:style-name="P1">Thursday 30th of October 2025, 21:25, entry 523</text:p>
      <text:p text:style-name="P1">My head hurts. But it can be endured easily. My heart hurts. The pain is a lot less, but... I guess it’s a lot more important. Let’s go to sleep.</text:p>
      <text:p text:style-name="P1"/>
      <text:p text:style-name="P1">•••</text:p>
      <text:p text:style-name="P1">Friday 31st of October 2025, 21:04, entry 524</text:p>
      <text:p text:style-name="P1">I’m at war with myself, but this is different from the war against my demons. This one is... All me. No, that’s no different from the previous one. There’s something unique to it. I’m... What? I’m trying to follow my routine and failing, but feel like I shouldn’t be failing, like... There’s no reason I should be failing, like I have all the tools I need. And so, it’s strange, to fail. It’s hard to describe.</text:p>
      <text:p text:style-name="P1">Ah... I see... No wonder I couldn’t understand this feeling, it needed some looking at. There’s a feeling of inevitability. It’s that blind confidence again. Somewhere deep within, I feel that success is inevitable, that soon, I’ll control myself. These failures do not frustrate me because I’ve come to know I should be patient, and this process is little more than the final attempts I make before finally clearing a hard boss. Being myself, I won’t be satisfied until I consistently clear this boss fight, and that’s perfectly fine too.</text:p>
      <text:p text:style-name="P1">Self-mastery, one step at a time.</text:p>
      <text:p text:style-name="P1">Let’s wind down and go to sleep.</text:p>
      <text:p text:style-name="P1"/>
      <text:p text:style-name="P1">•••</text:p>
      <text:p text:style-name="P1">Sunday 2nd of November 2025, 01:44, entry 525</text:p>
      <text:p text:style-name="P1">I don’t know why I don’t do as I intend to. Action.</text:p>
      <text:p text:style-name="P1">At the same time, it’s unwise to just tell myself to do without thinking, without caring.</text:p>
      <text:p text:style-name="P1">Rest... Proper rest, the real thing, not... Numbing our brain with content. In video games, patience is good but insufficient. It must be accompanied by earnestness. That would entail learning the patterns and making use of them. To figure out what we must do in order to accomplish what we set out to do.</text:p>
      <text:p text:style-name="P1">Is my goal wrong in the first place?</text:p>
      <text:p text:style-name="P1">Not the final one, but, the medium-term one, that is, discipline.</text:p>
      <text:p text:style-name="P1">I don’t think so. I think it’s just exceedingly hard to accomplish.</text:p>
      <text:p text:style-name="P1">Now, let’s skip the introductions. There’s something I noticed today more so than ever: for all you say, you really do let the circumstances dictate your actions.</text:p>
      <text:p text:style-name="P1">I let the circumstances dictate my actions... I let them become excuses. And this becomes a vicious loop, and I find myself trapped in this mental prison made up of excuses.</text:p>
      <text:p text:style-name="P1">The counterpoint is not to dictate the circumstances. It’s to ignore them. If we can’t ignore the circumstances, then we’ll ignore them. We won’t allow them to become excuses. We simply and fully focus on what we have to do. If becoming crazy is our only option, then so be it. We’ll go with it.</text:p>
      <text:p text:style-name="P1">そもそも、普通な人は普通のことしか出来ね。</text:p>
      <text:p text:style-name="P1">It’s not that we’ll become crazy. We’ll still be perfectly sane. We’ll simply stop being a normal person.</text:p>
      <text:p text:style-name="P1">I see. Very well. Let’s give this a try.</text:p>
      <text:p text:style-name="P1"/>
      <text:p text:style-name="P1">•••</text:p>
      <text:p text:style-name="P1">Sunday 2nd of November 2025, 21:43, entry 526</text:p>
      <text:p text:style-name="P1">More of this, but better. Much better. We maintain patience, and do not forget all the lessons we’ve learned until now. Maximise objectivity in our choices. Ignore circumstances in favour of discipline. Increase ruthlessness. The target of the ruthlessness mustn’t only be others. Its main target should be you.</text:p>
      <text:p text:style-name="P1">Good night.</text:p>
      <text:p text:style-name="P1"/>
      <text:p text:style-name="P1">•••</text:p>
      <text:p text:style-name="P1">Monday 3rd of November 2025, 22:24, entry 527</text:p>
      <text:p text:style-name="P1">Not bad, but not good. More. I can do more. I have to do more. I can do better, I have to do better. I have to be willing to die for my dreams, I have to be crazy for this shit. I have to want vengeance on this twisted game.</text:p>
      <text:p text:style-name="P1"/>
      <text:p text:style-name="P1">•••</text:p>
      <text:p text:style-name="P1">Tuesday 4th of November 2025, 22:14, entry 528</text:p>
      <text:p text:style-name="P1">Nope, this isn’t it. More ruthless, more merciless, especially towards myself. I’m too soft. Far too soft to get anywhere. I have to enforce discipline.</text:p>
      <text:p text:style-name="P1">Shit... But, this isn’t the wrong path. However, I’m always staying in my comfort zone. The growth I seek is outside of that. It’s outside of my comfort zone.</text:p>
      <text:p text:style-name="P1"/>
      <text:p text:style-name="P1">•••</text:p>
      <text:p text:style-name="P1">Wednesday 5th of November 2025, 23:00, entry 529</text:p>
      <text:p text:style-name="P1">I wonder what this is. Some moments I do well, and the next I don’t.</text:p>
      <text:p text:style-name="P1">Sometimes I get disciplined, but then I give in to... To my emotions? To my wants?</text:p>
      <text:p text:style-name="P1">I see, very interesting.</text:p>
      <text:p text:style-name="P1">Shit, it happened just now.</text:p>
      <text:p text:style-name="P1">Let me guess. Discipline is the only solution, huh? Discipline, and a sense of purpose, of what we need to do.</text:p>
      <text:p text:style-name="P1">And then, a ruthless sense of action.</text:p>
      <text:p text:style-name="P1">But before we leave, I want to delve further into this, into what you do, into what’s gotten into us.</text:p>
      <text:p text:style-name="P1">Do androids dream of electric sheep? I do not know, but what I do know is that some of them have access to a box that can regulate their emotions at the touch of a button. I forget the name of that machinery, but it is not lost on me that, throughout much of my day, I do the exact same thing, only with the help of content.</text:p>
      <text:p text:style-name="P1">I want to explore this act, and its impact on us.</text:p>
      <text:p text:style-name="P1">Since the focus is ourselves, do spare me the generalisations.</text:p>
      <text:p text:style-name="P1">Alright. Let’s be honest here: the goal is to logically arrive to the conclusion “yup, I shouldn’t do this,” in a convincing manner. While wanting this outcome is, instinctively, a good enough reason to enforce it, I want to give myself actual reasons not to.</text:p>
      <text:p text:style-name="P1">However, I must also be objective. If, in spite of my goal, I reach the conclusion that what I’m doing is perfectly fine, then we must not oppose it. Fairness and objectiveness are essential pillars for what makes my ideal self, and I won’t have you break them so blatantly.</text:p>
      <text:p text:style-name="P1">Now then. To get more specific, what I really do is watch clips or Hololive streams, according to my mood. Lately, I’ve had another Nepolabo boom: I love their atmosphere, how they are with one another, and I bask in it at will. Thing is, this holds true for a very wide variety of positive feelings and emotions: by watching this or that other thing, I can essentially control my emotions.</text:p>
      <text:p text:style-name="P1">And... What do humans want more than to live in peace and happiness with nothing to worry about?</text:p>
      <text:p text:style-name="P1">Now is when one could think: “okay, what’s wrong with pressing that button to feel good when I want to, then?”</text:p>
      <text:p text:style-name="P1">And the answer is multi-layered.</text:p>
      <text:p text:style-name="P1">I currently identify 3 types of consequences:</text:p>
      <text:p text:style-name="P1">1. Immediate consequence</text:p>
      <text:p text:style-name="P1">2. Long term consequence</text:p>
      <text:p text:style-name="P1">3. Environmental consequence</text:p>
      <text:p text:style-name="P1">The first one is the one we suffer from the most, currently: not only does this act kill our motivation, it also takes away our immediate time. The first point comes from the fact that positive emotions in general are supposed to be earned, they’re a reward for putting yourself in a good situation. But what if you get the reward without needing to do any work? It kills your motivation.</text:p>
      <text:p text:style-name="P1">I see, I misjudged, this is also part of the long term consequences. And in fact, it ties directly into environmental consequences too. No matter. The fact remains that mindlessly pressing the feel-good button disrupts the well-being of our motivation and drive. After all, if you can get rewards without working, you sure as hell won’t feel great when you put in a lot of work, but that work will pay off only in the distant future.</text:p>
      <text:p text:style-name="P1">The second point comes from the fact that when you feel good, and you can keep on feeling good, why would you stop? Especially for someone like us who still has a weak sense of purpose, this is an excellent recipe for losing time.</text:p>
      <text:p text:style-name="P1">Now, let’s move to the long term consequences. This one is more unclear, and harder to observe. As of right now, it’s rather closer to a belief than a theory, and it is as follows: by continuously pressing the feel-good button at every whim, we’re building a habit, we’re rewiring our brain to feel good at the press of a button. これを続くとだめな人間になる。 I can feel it. The future that stems from this. It is one of stagnation. One where we’re stuck where we are. このフィールグッドボタンは人を脆くさせる。 It renders them weak, feeble. It fosters comfort, after all. How much growth do you expect from someone who dives into their comfort zone at the first sign of difficulty?</text:p>
      <text:p text:style-name="P1">This consumerism will be the end of me and my dreams.</text:p>
      <text:p text:style-name="P1">Finally, there’s the environmental consequences. This might surprise you, but we don’t leave in the garden of Eden. In this world, if you want to eat, have a roof over your head, and afford even only the bar necessities, you gotta pay up. But you... Currently, you’re a parasite. Someone’s paying for you. And you will stay a parasite if you don’t do something soon. And guess what will incentivise us to stay a parasite?</text:p>
      <text:p text:style-name="P1">That’s right, this feel-good button. Until you start pulling your own weight and more, you’re making someone else pull your weight. Never forget that. <text:span text:style-name="T1">They</text:span> pay <text:span text:style-name="T1">your </text:span>price.</text:p>
      <text:p text:style-name="P1"/>
      <text:p text:style-name="P1">Alright. Good, let’s sum it up then.</text:p>
      <text:p text:style-name="P1">I propose the following reasons for not giving in to my whims and dial about for new emotions:</text:p>
      <text:p text:style-name="P1">1. It kills my motivation and wastes my time</text:p>
      <text:p text:style-name="P1">2. It weakens me mentally, and it will keep me that way</text:p>
      <text:p text:style-name="P1">3. Its impact is more than just me, it puts a burden on others</text:p>
      <text:p text:style-name="P1"/>
      <text:p text:style-name="P1">I deem these points valid, although I admit that my current mental capacities are hindered by lack of perspective and fatigue. Nevertheless, after submitting the above to LLMs and receiving their feedback, I conclude there’s at least a degree of reason in these points.</text:p>
      <text:p text:style-name="P1">I must remember that emotional regulation isn’t inherently a bad thing, and that it can be used to positive ends, as we’ve done ourselves in the past with music and inspiration.</text:p>
      <text:p text:style-name="P1">The best course of action is then to consume moderately, and as a reward for working hard or achieving something. In other words, presses of that button must be earned. And as for the amount of time spent on the reward, I can’t build an exact rule that covers every case, but I can entrust that choice to you. I can leave you to be enforce discipline upon yourself. In fact, I believe I should do exactly that; though we risk failing sometimes, if we learn to moderate our “rewards” ourselves, case-by-case, I would be very happy with you.</text:p>
      <text:p text:style-name="P1">All right, that’ll be all.</text:p>
      <text:p text:style-name="P1"/>
      <text:p text:style-name="P1">...Phew... Been a long while since we did this type of analysis. Hopefully, this helps us. The question is: was this the only thing killing our motivation? Was this the only reason why we felt so... unproductive, unmotivated, lately? Probably not, but we’ll catch those reasons one at a time, and we’ll dissect them just like today. It’s late now, let’s go to sleep. And, do get up early, despite how late it is.</text:p>
      <text:p text:style-name="P1"/>
      <text:p text:style-name="P1">•••</text:p>
      <text:p text:style-name="P1">Friday 7th of November 2025, 00:35, entry 530</text:p>
      <text:p text:style-name="P1">I got greedy. I thought I could finish a certain work by staying awake. But my brain is... It needs rest, I know that much. I’ll give it that rest.</text:p>
      <text:p text:style-name="P1"/>
      <text:p text:style-name="P1">•••</text:p>
      <text:p text:style-name="P1">Friday 7th of November 2025, 22:52, entry 531</text:p>
      <text:p text:style-name="P1">Better, we’re improving. Tough love. Love is what we’re missing. We’re not understanding, we’re not making ourselves understand that the sacrifices are necessary to become who we want to become. Still, we’re on the right path, and we must continue down it. We’re putting in more hours, we’re more aware, and we’re gaining confidence. Confidence is something I’ll have to talk about one day. For the time being though, let’s go to sleep.</text:p>
      <text:p text:style-name="P1"/>
      <text:p text:style-name="P1">•••</text:p>
      <text:p text:style-name="P1">Saturday 8th of November 2025, 23:31, entry 532</text:p>
      <text:p text:style-name="P1">The question that came to mind instinctively was “What is life?” But that’s not really what I meant, what I... Felt. This feeling poses a slightly different question: “What should my life look like?”</text:p>
      <text:p text:style-name="P1">I think I should take every day more seriously, like it’s game seven. Train like you fight, fight like you train...</text:p>
      <text:p text:style-name="P1">Every time I open my eyes in the morning is an opportunity to do better than yesterday, or if not, then at least to do my best. I think I should take life seriously, on the daily, instead of cruising through it. To fight through the fatigue like I’m fighting for my life, like I’m fighting for my future. Because... That’s what it really is.</text:p>
      <text:p text:style-name="P1">Who I want to be... A master of this game of life, a master of the self.</text:p>
      <text:p text:style-name="P1">I also believe that fatigue is currently the main factor for which I do not enact my ideal routine. For one reason or another, I’m always too mentally fatigued or busy to enforce discipline by design, and I have to resort to the force of will of a tired brain. Which, don’t get me wrong, is a fight I expect myself to learn to win, but it’s also a fight I expect to forego, to not need in the future. A future where I pinpoint and resolve the root causes of the fatigue. But before that, something tells me it is wise and best to learn to deal with the symptoms first. My instincts tell me doing so will teach me strength. The wisdom and planning of dealing with the root will then be easier, almost mechanical.</text:p>
      <text:p text:style-name="P1">But fighting through fatigue isn’t easy. And, ironically, the only way to get stronger in this case is to be stronger. The only way to learn to fight through the fatigue is to fight through the fatigue. I see, that’s where the mental strengthening happens, that’s where my earlier instinct came from. Very well, I take on this challenge, and I take life more seriously from now on.</text:p>
      <text:p text:style-name="P1">After all, whether I truly believe it or not, I’ve always said that the best way to enjoy a game is to play it to the fullest of my abilities. Let’s go and be try-hards at life. See you tomorrow.</text:p>
      <text:p text:style-name="P1"/>
      <text:p text:style-name="P1">•••</text:p>
      <text:p text:style-name="P1">Monday 10th of November 2025, 00:03, entry 533</text:p>
      <text:p text:style-name="P1">What’s happening is very simple: I exaggerate my failures. I make them bigger than they really are. I make them into much more of a deal than they really are. This relic of times when I thought self-flagellation was harmless leads to catastrophic consequences. It binds me, and at the same time I don’t make an effort to look at the bigger picture either. I’m always stuck in the moment.</text:p>
      <text:p text:style-name="P1">There’s also the potential problem that my learning rate is too high. When training a model, the learning rate is usually kept very low, thanks in part to the high number of training steps, but mainly to avoid missing the mark and jump around it for eternity. It’s not unusual to see alpha at around 0.001. In my case, perhaps something similar holds true. I’m being too reactive to every single mistake, every single lesson. I shouldn’t be piling up lessons, they should consolidate into some few core lessons, that’s what I believe. A few core ideas to drive my daily decision-making process.</text:p>
      <text:p text:style-name="P1">And those core ideas... Would be values? Principles? Are values and principles at the base of good decision-making? Aren’t there a lot of other building blocks? Not really, just, common sense and patterns, which can be either learned or studied. To let my values and principles drive my decision-making... This does sound like it will result in wiser moves.</text:p>
      <text:p text:style-name="P1">I’ll have to continue to patiently grow, I have to be patient in this long process of trial and error. I can only hope that this will result in a good future. I can only hope so. I still have so many flaws I barely even recognise. Some times, I’m conceited. Under certain circumstances, and I’m not sure which. I’m still so blind. But knowing myself, the only thing I can do is patiently continue this process, in the beliefs that it will lead me where I want to be.</text:p>
      <text:p text:style-name="P1">I have to keep things simple. I have to focus on simplicity.</text:p>
      <text:p text:style-name="P1"/>
      <text:p text:style-name="P1">•••</text:p>
      <text:p text:style-name="P1">Monday 10th of November 2025, 21:37, entry 534</text:p>
      <text:p text:style-name="P1">To go simpler. To focus on the basics. That’s what I’ll do. Focus on making fundamentally sound decisions. Also, the nightfront. I have... Am I accumulating stories for it? No, I just don’t write them down. This one is hard to explain anyway, and it relies on little more than my personal, highly subjective interpretation of matters. Plus, I lack so much data it’s not funny.</text:p>
      <text:p text:style-name="P1">What even is life... What the fuck is going on on this Earth that I’m not aware of? I just know there’s so much more to this world than meets this eye, it’s just that I wouldn’t mind being privy on a few of those things, you know? Whatever, let’s end this here for now. And, let’s re-stabilise our mind, reset ourselves into a more objective state of mind. See you tomorrow... Is something I used to write so easily. And yet, nothing guarantees me that there will be a tomorrow. I’ve read so many reports of young people passing away lately, and I’ve seen opinions of people being glad for opening their eyes in the morning... Tomorrow isn’t something I can take for granted, but should I have one, I’ll see you then.</text:p>
      <text:p text:style-name="P1"/>
      <text:p text:style-name="P1">•••</text:p>
      <text:p text:style-name="P1">Wednesday 12th of November 2025, 00:02, entry 535</text:p>
      <text:p text:style-name="P1">More. More of this. And better. I know you can do better. Truer to self, and more disciplined. This is the way, and we must do better.</text:p>
      <text:p text:style-name="P1"/>
      <text:p text:style-name="P1">•••</text:p>
      <text:p text:style-name="P1">Wednesday 12th of November 2025, 23:40, entry 536</text:p>
      <text:p text:style-name="P1">Much of what I want to say has been written in the two new files. The why’s and why not’s of masturbation. The game of life.</text:p>
      <text:p text:style-name="P1">Let’s summarise them real quick.</text:p>
      <text:p text:style-name="P1">I don’t have a good reason to not masturbate. But I do have a bad one. I don’t have a logical reason, but I do have an emotional one. My instincts tell me not to, and I think it’s uncool. That’s my reason. Or reasons, I guess. They may not be strong, but they’re true, and I can build no stronger foundation than the truth. Whatever I make of these reasons, I shall see. But there they are.</text:p>
      <text:p text:style-name="P1">And then there’s the game of life. It’s a game, and I want to master it. Much like how Jordan played basketball to the very best of his abilities, I want to leave everything on the court to. It’s not for the sake of a peaceful death, but when my time does come, I want to go to sleep with a smile. I want to enjoy this game. I want to wake up everyday being grateful to open my eyes, and excited for the new day, the new match.</text:p>
      <text:p text:style-name="P1">I’m glad that not only some domains of mastery aren’t mutually exclusive, they’re even symbiotic. Let’s go to sleep. If we wake up, we’ll... I want to see what you’ll do. And I want you to keep on being patient.</text:p>
      <text:p text:style-name="P1"/>
      <text:p text:style-name="P1">•••</text:p>
      <text:p text:style-name="P1">Thursday 13th of November 2025, 20:59, entry 537</text:p>
      <text:p text:style-name="P1">Today is representative of my average performance, in all aspects except for one: vision. My awareness is improving. But I seek to improve. I seek the dominance MJ had on the court, I want to transpose it to this game of life. It began tonight, with the nightfront. Truth is, I’m tired. I lack sleep, because... I lack too much data too come up with a theory, so I’ll give you the facts.</text:p>
      <text:p text:style-name="P1">For some time now, one every two to three nights, I wake up to the sound of my keyboard being tapped. The sound is easily recognisable, like many pricier keyboards are, and it’s a rhythmical tap of my spacebar specifically. Needless to say, the lights are all off, my computer is shut down, and there should be no one on my chair, tapping my keyboard.</text:p>
      <text:p text:style-name="P1">Now, given my past experiences, and given how I’ve shaped my beliefs around my past experiences, the first time that this happened, more than anything, it excited me. But I did stay put. To see what it would lead to, if anything. It leads to nightmares. So, when I heard this tap again, yesternight, I was tempted to answer with a rhythmical tap of my own... But, ever since I watched Gurren Lagann, crossing one’s arms with full confidence just looked so cool to me. It was something to clearly signal that I was awake, all the while respecting the... Privacy, of whatever was using my keyboard without my permission. You’ll understand this point more if we go back to the very root of the nightfront, its very beginning. Imagine a nightmare where a demon disguised as a bald monk drags you down to hell because “You’ve seen something you shouldn’t have”, and ever since you’ve had nothing but nightmares and strange experiences every night. Well, to be perfectly clear, a first strange experience preceded the nightmares, and that strange experience was probably that something I shouldn’t have seen.</text:p>
      <text:p text:style-name="P1">Anyway, putting all that aside, it felt good to command silence, and to do it so blatantly. A feeling that was renewed every so often, when time would go on and I would go back to a more comfortable position, and the tapping would commence again. In exchange though, my sleep was interrupted. My sleep now gets very easily interrupted. You have a tendency to become alert, when strange things keep happening to you while you sleep. But this is part of the game. This is all part of the game. Shit happens, shit will always happen, what matters is how you react to it.</text:p>
      <text:p text:style-name="P1">MJ and Kobe have played games on no sleep. Those motherfuckers. A little fatigue is nothing. They could do that, I have done that, and I will do it as long as necessary. Still, I must improve. Gumption is what I lack, decisiveness is what I must work on.</text:p>
      <text:p text:style-name="P1"/>
      <text:p text:style-name="P1">•••</text:p>
      <text:p text:style-name="P1">Saturday 15th of November 2025, 00:17, entry 538</text:p>
      <text:p text:style-name="P1">Am I sinking? Maybe. Maybe I’m just sinking myself. We’ll see.</text:p>
      <text:p text:style-name="P1"/>
      <text:p text:style-name="P1">•••</text:p>
      <text:p text:style-name="P1">Saturday 15th of November 2025, 22:23, entry 539</text:p>
      <text:p text:style-name="P1">Today is of little importance, relative to yesterday. No, that’s not it. It’s more like... Today is a response to yesterday, but an incomplete one. So what happened yesterday? In one word, collapse. Catastrophic collapse. It started fairly normally, but then in the afternoon, I failed to do things I’d set out to do, I’d failed to follow a schedule, and this was due mainly to lack of sleep. But, likely because all my failures compounded, this singular failure slowly snowballed into something bigger. This was the straw that broke the camel’s back. Two days prior, I’d mentioned how I had no good reasons not to masturbate. That came back to bite me. I offered no opposition to lust, I couldn’t figure out why I shouldn’t indulge it every once in a while. So I indulged in it freely.</text:p>
      <text:p text:style-name="P1">There was, and still partially is, something else too. I... For how elementary it is, I couldn’t for the life of me differentiate between potential and action. For how... stupid, for how obvious the answer should be, I... Let me explain to you, why I instinctively perceive what one (I) can potentially do and what one actually does as the same thing.</text:p>
      <text:p text:style-name="P1">First of all, I’m highly empathetic and open-minded. Possibly extremely so. This means that if someone does something, anything, no matter how atrocious or great it is, I can imagine myself in their position, doing what they’ve done. I strongly believe that if someone can do something, then barring physical limitations, I can do the same thing to. It is theoretically possible for me to do the same thing. This is why I believe I could forgive anyone for anything. The exception being myself, currently. I believe myself capable of understanding any and all possible actions humans can commit, given enough time.</text:p>
      <text:p text:style-name="P1">Secondly, I see the universe as an egg for souls to grow in, and souls grow through experience, by doing. And I’d instinctively thought that to maximise growth, one had to experience everything. Without delving deeper into these beliefs, as that would take forever, I also believe in reincarnation, destiny (of sorts; really, just elaborate and meticulous planning by a true god, rather than the half-gods that us human artists are), and God(s?). My image of the latter is rather unclear though. More unclear than my image of my ideal self, at any rate.</text:p>
      <text:p text:style-name="P1">Putting these two things together, and seasoning the mix with more personal ideas and the such, I started to think: if the objective is to grow through experience of all things, and if that objective is destined to be attained, and if I am theoretically capable of doing everything that everyone else can do, in the grand scheme of things, what’s the difference between potential and reality? Hm, my explanation is lacking, but the gist and the resulting question are those.</text:p>
      <text:p text:style-name="P1">Wording my question differently: what difference does it make, whether I choose to do one thing or the other? It’s a sort of fatalistic question.</text:p>
      <text:p text:style-name="P1">I’d planned on exploring this idea better, since I still want to understand it, but it was also important to expose it, because of today.</text:p>
      <text:p text:style-name="P1"/>
      <text:p text:style-name="P1">If my reason to not masturbate is weak but cannot be changed, then it is my perspective I must change to make it stronger. So let’s look at it from a different angle.</text:p>
      <text:p text:style-name="P1">シコるのがカッコ悪い。この理由の右に出る理由は存在するのか？しない。 There is no reason as pure, as selfish and as true as this one. Shit, my brain is hitting its limit, I can barely string thoughts together. Either way, I don’t have to explain this, you can feel it in your soul too, I’m sure of it.</text:p>
      <text:p text:style-name="P1">Secondly: no, not only do I not need to experience everything to maximise growth, experiencing all that can be experienced is, theoretically, impossible, “all that can be experienced” being infinite as continuously expanding. And even if it weren’t infinite, there are good chances that it would be corrupting. Corrupting? That’s... an interesting concept. It implies two very important things: there is something that can be corrupted, and there can be an objective, an ideal, a core or else that can be deviated from. We could explore this. It’s highly interesting. It implies that either all souls converge into one, or they’re singular and must maintain something in their core. But now is not a good time. I have something else I have to focus on.</text:p>
      <text:p text:style-name="P1">Time doesn’t make sense to me. The concept of time, the concept of things happening one after another. Why isn’t everything everywhere and all at once? That would be so much simpler. Why unroll spacetime? Why go through that trouble? But since time does exist, since everything happens sequentially and cannot be undone, and since high enough open-mindedness, intelligence and empathy allow one to share and understand another’s experiences as their own, and since “the grand scheme of things” is just a belief and this life, this existence is the only thing I cannot deny, since this life is the only thing I know for sure to have, I’ll paint it in my colours, I’ll lead it with my will, and if my will is an illusion then so be it, I’ll delude myself to the best of my abilities.</text:p>
      <text:p text:style-name="P1"/>
      <text:p text:style-name="P1">•••</text:p>
      <text:p text:style-name="P1">Sunday 16th of November 2025, 21:07, entry 540</text:p>
      <text:p text:style-name="P1">I don’t like yesterday’s entry. But that’s not a bad thing. It shows how I behave, how I am at my limit. Now, I don’t think it’s worth the effort to analyse it and see what I don’t like, but rather, I should just follow my heart.</text:p>
      <text:p text:style-name="P1">Actually, before we talk of today, I do wish to analyse yesterday’s entry. What is it that I don’t like?</text:p>
      <text:p text:style-name="P1">Before reading the actual text: my memories are blurry, but I know I lost my focus multiple times, and for prolonged periods of time. There’s also an impression that I was being conceited, patronising almost. Whether that’s the case or not, I truly do feel a sense of dislike towards my behaviour yesterday. But I cannot pinpoint how strong that sense is, it being too vague. It’s not intense, but perhaps... It’s instinctive, isn’t it? I’m instinctively and vaguely disliking yesterday’s entry, yesterday’s self who was writing because the performance is perceived as poor and blind, an impression given at least partially a priori by a cognitive bias in me that associates mental fatigue to poor performance. [Fatigue does hinder performance, but whether that performance will be poor depends entirely upon me, upon my capacities. For instance, Jordan during the flu game had heavy mental and physical hindrances. Notwithstanding, his great performance still made him the MVP of game 5.]</text:p>
      <text:p text:style-name="P1">Interesting, I’m instinctively disliking my past self essentially out of prejudice. It’s similar to how a part of me wants Harmony to be pure and beautiful and flawless and to have never sinned, as opposed to my everything that says that we must carry all of our past on our back. I’m judgemental, that’s what it is. I do not look back with an objective eye by default, when I should. Very interesting discoveries that forward our growth. But now, let’s actually reread the entry and see if our judgemental self was right.</text:p>
      <text:p text:style-name="P1">There is a little justification to the dislike, but considering the circumstances, feeling dislike is exaggerated. I’m disliking someone who did their best, because their best wasn’t good enough. This is either one of the root-causes or the main symptom of being overly self-critical. Either way, I do not condone it, and I shall do my best to detect and avoid doing it from now on.</text:p>
      <text:p text:style-name="P1">Now, onto today. Today is hard to explain. I’m not sure I can explain what this is. No, I can, since a couple concepts are all I need. My main discovery happened this morning. I’ve started truly perceiving life as a game, as the most basic, as the most primordial of all games I know of, and every day is a match in that game. It’s a primordial game where there is no explicit objective, and so I’ve made one for myself, or to be precise, I am building one for myself, I’m still building my own dream, my own definition of happiness. Happiness is the (*my* perceived) intrinsic objective.</text:p>
      <text:p text:style-name="P1">This morning, I’ve concluded that every last second of this game matters. Every last second of every match, I have to give it my all. No rest unless I’ve planned, no breaks unless I’ve allowed it, and I have to always, always give my best. It echoes something from my Kobe era, back in May: I have to give it my all right now, and always right now. Not everyday, not every moment, but right now. That way, every single right now gets stringed together and becomes a today, and if I focus on giving it my all every today, and only today, then before I know it I’ll be giving my best every day.</text:p>
      <text:p text:style-name="P1">But, there’s something else getting mixed up with this conclusion, with this mentality. A silent, cold-blooded and determined “fuck this world”. 「World’s End, Girl’s Rondo」 by Asterisk, the remixed version. Something with that colour mixed with my imagination. I think Shiiro will convey this best, in the future. As of right now, at the very least, I plan on giving her this phase I’m having, should it lead anywhere. Will it lead anywhere? Time will tell, but the decision is up to me. Realistically, it will only lead to marginal growth that may compound , but my hopes are that this time around, I will get somewhere, that I obtain the main traits of the person I want to be: consistency, extreme strength of mind and resilience, and machine-like performance. That is all for today. See you tomorrow, 愛したい人。</text:p>
      <text:p text:style-name="P1"/>
      <text:p text:style-name="P1">•••</text:p>
      <text:p text:style-name="P1">Monday 17th of November 2025, 21:41, entry 541</text:p>
      <text:p text:style-name="P1">Whether or not we’re setting a new standard, that’s up to us to determine. Life as a game, and every day as a match. We can make this work. If we keep this up, we will make this work.</text:p>
      <text:p text:style-name="P1">But, there’s also something else. The blood-red defiance. That colour will slowly fade with time, that’s only natural. And yet, I want to maintain it, I want to keep it going. I see, I can. It can be cultivated too. But should it be? It’s a sense of competitiveness against no one, and as a result, the world becomes its target.</text:p>
      <text:p text:style-name="P1">That’s wonderful. That’s great. That’s... accidental genius. but we aren’t competing against the world directly. We’re competing against ourselves, against our potential, and only indirectly, against the world. I will keep this fire alive.</text:p>
      <text:p text:style-name="P1">Anything else we want to talk about?</text:p>
      <text:p text:style-name="P1">No. Nothing jumps to mind. But I will remind myself that every last second of every match counts, and as a consequence or at the same time, so does every last choice. Blue is what I would normally declare as my favourite colour, but this era shall be characterised by red. I intend to leave everything on the court, every single game. See you.</text:p>
      <text:p text:style-name="P1"/>
      <text:p text:style-name="P1">•••</text:p>
      <text:p text:style-name="P1">Tuesday 18th of November 2025, 21:55, entry 542</text:p>
      <text:p text:style-name="P1">Not as good as yesterday, nor as good as I want it to be. That’s alright, because it’s above your standard performance, <text:s text:c="1"/>and for some reason today was harder than normal. But above all, because you keep your eyes on the prize.</text:p>
      <text:p text:style-name="P1">Attention is currently my number one problem. For how short it is, it causes my focus to be erratic, I have to think about this more, make this problem present in my mind until it is solved, and, actually, even afterwards. I see. Indeed. That’s something we’ve been trying to do since forever. We’ll keep on trying.</text:p>
      <text:p text:style-name="P1">Let’s end this here. Good 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